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0000001B39804F428.png" manifest:media-type="image/png"/>
  <manifest:file-entry manifest:full-path="Pictures/100000010000015F000001ACB2C3D4D7.png" manifest:media-type="image/png"/>
  <manifest:file-entry manifest:full-path="Pictures/100000010000043F0000039E3FDA03D5.png" manifest:media-type="image/png"/>
  <manifest:file-entry manifest:full-path="Pictures/1000000100000216000000F50DE142A7.png" manifest:media-type="image/png"/>
  <manifest:file-entry manifest:full-path="Pictures/1000000100000278000001F97DFDAB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2cm, 0.895cm, 1.113cm, 0.708cm)" draw:image-opacity="100%" style:mirror="none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0.416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34cm" svg:height="6.1cm" svg:x="-0.005cm" svg:y="5cm">
          <draw:image xlink:href="Pictures/1000000100000278000001F97DFDAB24.png" xlink:type="simple" xlink:show="embed" xlink:actuate="onLoad" draw:mime-type="image/png">
            <text:p/>
          </draw:image>
        </draw:frame>
        <draw:frame draw:style-name="gr2" draw:text-style-name="P1" draw:layer="layout" svg:width="6.999cm" svg:height="1.499cm" svg:x="20.1cm" svg:y="3.8cm">
          <draw:image xlink:href="Pictures/1000000100000216000000F50DE142A7.png" xlink:type="simple" xlink:show="embed" xlink:actuate="onLoad" draw:mime-type="image/png">
            <text:p/>
          </draw:image>
        </draw:frame>
        <draw:custom-shape draw:style-name="gr3" draw:text-style-name="P2" draw:layer="layout" svg:width="1.046cm" svg:height="0.497cm" draw:transform="rotate (0.383972435438753) translate (18.7cm 5.4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046cm" svg:height="0.497cm" draw:transform="rotate (0.000174532925199433) translate (7.604cm 7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776cm" svg:height="8.328cm" svg:x="8.8cm" svg:y="3.833cm">
          <draw:image xlink:href="Pictures/100000010000043F0000039E3FDA03D5.png" xlink:type="simple" xlink:show="embed" xlink:actuate="onLoad" draw:mime-type="image/png">
            <text:p/>
          </draw:image>
        </draw:frame>
        <draw:frame draw:style-name="gr1" draw:text-style-name="P1" draw:layer="layout" svg:width="3.984cm" svg:height="4.858cm" svg:x="24cm" svg:y="9.003cm">
          <draw:image xlink:href="Pictures/100000010000015F000001ACB2C3D4D7.png" xlink:type="simple" xlink:show="embed" xlink:actuate="onLoad" draw:mime-type="image/png">
            <text:p/>
          </draw:image>
        </draw:frame>
        <draw:custom-shape draw:style-name="gr3" draw:text-style-name="P2" draw:layer="layout" svg:width="1.046cm" svg:height="0.497cm" draw:transform="rotate (-0.349065850398867) translate (18.872cm 9.6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cm" svg:height="5.561cm" svg:x="19.8cm" svg:y="8.3cm">
          <draw:image xlink:href="Pictures/1000000100000160000001B39804F428.png" xlink:type="simple" xlink:show="embed" xlink:actuate="onLoad" draw:mime-type="image/png">
            <text:p/>
          </draw:image>
        </draw:frame>
        <draw:frame draw:style-name="gr4" draw:text-style-name="P3" draw:layer="layout" svg:width="9.544cm" svg:height="1cm" svg:x="8.853cm" svg:y="2.331cm">
          <draw:text-box>
            <text:p text:style-name="P2"><text:span text:style-name="T1">Datenanalyseskript</text:span></text:p>
          </draw:text-box>
        </draw:frame>
        <draw:frame draw:style-name="gr4" draw:text-style-name="P3" draw:layer="layout" svg:width="6.922cm" svg:height="1cm" svg:x="0.277cm" svg:y="3.8cm">
          <draw:text-box>
            <text:p text:style-name="P2"><text:span text:style-name="T1">Datensatz</text:span></text:p>
          </draw:text-box>
        </draw:frame>
        <draw:frame draw:style-name="gr5" draw:text-style-name="P4" draw:layer="layout" svg:width="7.014cm" svg:height="1.673cm" svg:x="20.128cm" svg:y="5.5cm">
          <draw:text-box>
            <text:p text:style-name="P2"><text:span text:style-name="T1">Ergebnisse als Text</text:span></text:p>
          </draw:text-box>
        </draw:frame>
        <draw:frame draw:style-name="gr5" draw:text-style-name="P4" draw:layer="layout" svg:width="7.735cm" svg:height="1.673cm" svg:x="19.9cm" svg:y="14.101cm">
          <draw:text-box>
            <text:p text:style-name="P2"><text:span text:style-name="T2">Ergebnisse als Visualisierunge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linda Fleischmann</meta:initial-creator>
    <meta:creation-date>2024-08-28T18:26:38.996163502</meta:creation-date>
    <dc:date>2024-09-30T19:38:00.289428974</dc:date>
    <dc:creator>Belinda Fleischmann</dc:creator>
    <meta:editing-duration>PT25M4S</meta:editing-duration>
    <meta:editing-cycles>9</meta:editing-cycles>
    <meta:generator>LibreOffice/24.2.5.2$Linux_X86_64 LibreOffice_project/420$Build-2</meta:generator>
    <meta:print-date>2024-09-30T19:36:14.023074406</meta:print-date>
    <meta:printed-by>PDF files: Belinda Fleischmann</meta:printed-by>
    <meta:document-statistic meta:object-count="35"/>
  </office:meta>
</office:document-meta>
</file>